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7291666865348816in"/>
    </style:style>
    <style:style style:name="co2" style:family="table-column">
      <style:table-column-properties fo:break-before="auto" style:column-width="0.7291666865348816in"/>
    </style:style>
    <style:style style:name="co3" style:family="table-column">
      <style:table-column-properties fo:break-before="auto" style:column-width="0.6666666865348816in"/>
    </style:style>
    <style:style style:name="ro1" style:family="table-row">
      <style:table-row-properties style:row-height="0.18680555555555556in" fo:break-before="auto" style:use-optimal-row-height="tru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229166666666667in" fo:break-before="auto" style:use-optimal-row-height="false"/>
    </style:style>
    <style:style style:name="ta1" style:family="table" style:master-page-name="PageStyle_5f_names">
      <style:table-properties table:display="true" style:writing-mode="lr-tb"/>
    </style:style>
    <style:style style:name="ta2" style:family="table" style:master-page-name="PageStyle_5f_items">
      <style:table-properties table:display="true" style:writing-mode="lr-tb"/>
    </style:style>
    <style:style style:name="ta3" style:family="table" style:master-page-name="PageStyle_5f_Evaluation Warning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/>
    <style:style style:name="ce21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name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1">
          <table:table-cell office:value-type="string">
            <text:p>name</text:p>
          </table:table-cell>
          <table:table-cell table:number-columns-repeated="1023"/>
        </table:table-row>
        <table:table-row table:style-name="ro1">
          <table:table-cell office:value-type="string">
            <text:p>ram</text:p>
          </table:table-cell>
          <table:table-cell table:number-columns-repeated="1023"/>
        </table:table-row>
        <table:table-row table:style-name="ro1">
          <table:table-cell office:value-type="string">
            <text:p>shyam</text:p>
          </table:table-cell>
          <table:table-cell table:number-columns-repeated="1023"/>
        </table:table-row>
        <table:table-row table:style-name="ro1">
          <table:table-cell office:value-type="string">
            <text:p>arjun</text:p>
          </table:table-cell>
          <table:table-cell table:number-columns-repeated="1023"/>
        </table:table-row>
        <calcext:conditional-formats/>
      </table:table>
      <table:table table:name="items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1">
          <table:table-cell office:value-type="string">
            <text:p>items</text:p>
          </table:table-cell>
          <table:table-cell table:number-columns-repeated="1023"/>
        </table:table-row>
        <table:table-row table:style-name="ro1">
          <table:table-cell office:value-type="string">
            <text:p>book</text:p>
          </table:table-cell>
          <table:table-cell table:number-columns-repeated="1023"/>
        </table:table-row>
        <table:table-row table:style-name="ro1">
          <table:table-cell office:value-type="string">
            <text:p>toy</text:p>
          </table:table-cell>
          <table:table-cell table:number-columns-repeated="1023"/>
        </table:table-row>
        <table:table-row table:style-name="ro1">
          <table:table-cell office:value-type="string">
            <text:p>ball</text:p>
          </table:table-cell>
          <table:table-cell table:number-columns-repeated="1023"/>
        </table:table-row>
        <calcext:conditional-formats/>
      </table:table>
      <text:variable-decls/>
      <text:user-field-decls/>
    </office:spreadsheet>
  </office:body>
  <office:scripts/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  -</number:text>
      <number:number number:decimal-places="0" number:min-integer-digits="1" number:grouping="true"/>
      <number:text> </number:text>
    </number:number-style>
    <number:text-style style:name="N41P2" style:volatile="true">
      <number:text>  </number:text>
      <number:text>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</number:text>
      <number:text>₹ </number:text>
      <number:number number:decimal-places="0" number:min-integer-digits="1" number:grouping="true"/>
      <number:text> </number:text>
    </number:number-style>
    <number:number-style style:name="N42P1" style:volatile="true">
      <number:text> </number:text>
      <number:text>₹ -</number:text>
      <number:number number:decimal-places="0" number:min-integer-digits="1" number:grouping="true"/>
      <number:text> </number:text>
    </number:number-style>
    <number:text-style style:name="N42P2" style:volatile="true">
      <number:text> </number:text>
      <number:text>₹ </number:text>
      <number:text>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  -</number:text>
      <number:number number:min-integer-digits="1" number:grouping="true" number:decimal-places="2"/>
      <number:text> </number:text>
    </number:number-style>
    <number:text-style style:name="N43P2" style:volatile="true">
      <number:text>  </number:text>
      <number:text>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</number:text>
      <number:text>₹ </number:text>
      <number:number number:min-integer-digits="1" number:grouping="true" number:decimal-places="2"/>
      <number:text> </number:text>
    </number:number-style>
    <number:number-style style:name="N44P1" style:volatile="true">
      <number:text> </number:text>
      <number:text>₹ -</number:text>
      <number:number number:min-integer-digits="1" number:grouping="true" number:decimal-places="2"/>
      <number:text> </number:text>
    </number:number-style>
    <number:text-style style:name="N44P2" style:volatile="true">
      <number:text> </number:text>
      <number:text>₹ </number:text>
      <number:text>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5in" fo:page-height="11in" style:scale-to="100%" style:print-page-order="ltr" fo:margin-left="0.7875in" fo:margin-right="0.7875in" fo:margin-top="0.3938in" fo:margin-bottom="0.3938in" fo:background-color="transparent" style:first-page-number="continue"/>
      <style:header-style>
        <style:header-footer-properties fo:min-height="0.3938in" fo:margin-left="0in" fo:margin-right="0in" fo:margin-bottom="0in"/>
      </style:header-style>
      <style:footer-style>
        <style:header-footer-properties fo:min-height="0.3938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ltr" fo:margin-left="0.7875in" fo:margin-right="0.7875in" fo:margin-top="0.3938in" fo:margin-bottom="0.3938in" fo:background-color="transparent" style:first-page-number="continue"/>
      <style:header-style>
        <style:header-footer-properties fo:min-height="0.3938in" fo:margin-left="0in" fo:margin-right="0in" fo:margin-bottom="0in"/>
      </style:header-style>
      <style:footer-style>
        <style:header-footer-properties fo:min-height="0.3938in" fo:margin-left="0in" fo:margin-right="0in" fo:margin-top="0in"/>
      </style:footer-style>
    </style:page-layout>
    <style:page-layout style:name="pm3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transparent" style:first-page-number="continue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names" style:display-name="PageStyle_nam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items" style:display-name="PageStyle_item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http://pypi.python.org/pypi/ezodf/0.1.0$Python3.9.12 (main, Apr  4 2022, 05:22:27) [MSC v.1916 64 bit (AMD64)]</meta:generator>
    <meta:creation-date>2022-09-08T07:02:20Z</meta:creation-date>
    <dc:date>2022-09-09T01:57:26.027920</dc:date>
    <meta:document-statistic/>
    <meta:editing-cycles>1</meta:editing-cycles>
  </office:meta>
</office:document-meta>
</file>